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antRendering.NBSP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Rendering.getRendering(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antRendering.end_TD_TR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Rendering.TABLE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Rendering.end_TABLE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Constants.BR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Constants.BR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Rendering.TR_T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